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Le jeu<text:s/>met en scène John, un personnage contrôlé par le joueur. John a un rêve : devenir riche. Le joueur doit donc tout faire pour qu'il obtienne le plus d'argent possible. John a une capacité spéciale: il peut gagner de l'argent en marchant et peut même parfois gagner des diamants.</text:p>
      <text:p text:style-name="Standard">Pour être riche, le joueur va devoir acheter des objets achetables qui lui permettront d’obtenir de l’argent. Au niveau des objets achetables, il y a un système de niveau. Plus les niveaux sont élevés, plus le joueur rapporte de l’argent.</text:p>
      <text:p text:style-name="Standard"/>
      <text:p text:style-name="Standard">Jeu :<text:tab/></text:p>
      <text:p text:style-name="Standard"><text:tab/>collision</text:p>
      <text:p text:style-name="Standard"><text:tab/>musique</text:p>
      <text:p text:style-name="Standard"><text:tab/>Plusieurs maps</text:p>
      <text:p text:style-name="Standard"><text:tab/>Batiments/objets achetables : niveaux<text:s/>+ prix</text:p>
      <text:p text:style-name="Standard"><text:tab/>Monnaies : cash, cash passif et diamants</text:p>
      <text:p text:style-name="Standard"><text:tab/>Moyen de changement de map : il faut avoir tous les bâtiments au niveau maximum</text:p>
      <text:p text:style-name="Standard"><text:tab/></text:p>
      <text:p text:style-name="Standard"><text:s/></text:p>
      <text:p text:style-name="Standard"><text:tab/>Map 1 : campagne (7 objets achetables : roches, feu de camp, fleurs et 4 maisons)</text:p>
      <text:p text:style-name="Standard"><text:tab/>Map 2 : ville médievale (8 objets achetables : forge, terrain d’entrainement et 6 bâtiments)<text:line-break/><text:tab/>Map 3 : ville balnéaire (3 maisons)</text:p>
      <text:p text:style-name="Standard"><text:tab/><text:tab/><text:s text:c="2"/>possibilité d’entrer dans une des mais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ULLIVAN :</text:p>
      <text:p text:style-name="Standard"/>
      <text:p text:style-name="Standard"><text:tab/>-mise en place du launcher</text:p>
      <text:p text:style-name="Standard"><text:tab/>-création backup</text:p>
      <text:p text:style-name="Standard"><text:tab/>-tout ce qui est en rapport à l’interface<text:s/>utilisateur (sauf map1 et map2)</text:p>
      <text:p text:style-name="Standard"><text:tab/>-mise en place de MapStep, GameStep, BuildingType et Button</text:p>
      <text:p text:style-name="Standard"><text:tab/>-mise en place du systeme de collision</text:p>
      <text:p text:style-name="Standard"><text:tab/>-mise en place de l’affichage du joueur avec le changement d’image en fonction de<text:s/>sa <text:s text:c="4"/>direction</text:p>
      <text:p text:style-name="Standard"><text:tab/>Affichage :</text:p>
      <text:p text:style-name="Standard"><text:tab/><text:tab/>-init</text:p>
      <text:p text:style-name="Standard"><text:tab/><text:tab/>-musique</text:p>
      <text:p text:style-name="Standard"><text:tab/><text:tab/>-flip()</text:p>
      <text:p text:style-name="Standard"><text:tab/><text:tab/>-update()</text:p>
      <text:p text:style-name="Standard"><text:tab/><text:tab/>-mise en place du système de pub (avec le site et l’affichage in game)</text:p>
      <text:p text:style-name="Standard"><text:tab/><text:tab/>-changement ville</text:p>
      <text:p text:style-name="Standard"/>
      <text:p text:style-name="Standard"/>
      <text:p text:style-name="Standard"/>
      <text:p text:style-name="Standard"/>
      <text:p text:style-name="Standard"/>
      <text:soft-page-break/>
      <text:p text:style-name="Standard">Les Maps :<text:s/></text:p>
      <text:p text:style-name="Standard">Processus de création d’une map :<text:s/></text:p>
      <text:p text:style-name="Standard">il<text:s/>faut tout d’abord trouver un logiciel de création de map,<text:s/>nous avons donc opter pour Tiled un logiciel de création de map accessible gratuitement en ligne.</text:p>
      <text:p text:style-name="Standard">Une fois le logiciel installé et lancer, on doit créer une nouvelle map, et choisir sa taille ainsi que la taille des tuiles. Nous avons opté pour une map de 50x50 tuiles pour une taille de tuile de 16 pixel sur 16 pixel.<text:s/></text:p>
      <text:p text:style-name="Standard">Ensuite nous devons trouver des « tileset » ou set de tuiles, disponibles en temps qu’image sur google ou bien sur d’autre site tel que itch.io .<text:s/></text:p>
      <text:p text:style-name="Standard">Une fois le set de tuile trouver il faut le rentrer dans le logiciel et<text:s/>sélectionner<text:s/>la couleur de fond du Tileset pour qu’il soit transparent une fois sur la map. Une fois cette étape passer, tout est près pour faire la map,<text:s/>il suffit de sélectionner la tuile que l’on souhaite utiliser et de la placer sur la map avec une logique simple, ce sur quoi on marche est au calque 1, pui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n legras</dc:creator>
    <meta:creation-date>2024-05-18T12:01:00Z</meta:creation-date>
    <dc:date>2024-05-23T18:47:00Z</dc:date>
    <meta:template xlink:href="Normal" xlink:type="simple"/>
    <meta:editing-cycles>4</meta:editing-cycles>
    <meta:editing-duration>PT7260S</meta:editing-duration>
    <meta:document-statistic meta:page-count="2" meta:paragraph-count="4" meta:word-count="378" meta:character-count="2455" meta:row-count="17" meta:non-whitespace-character-count="2081"/>
  </office:meta>
</office:document-meta>
</file>